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6.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3.8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تر رتبی بٹ، کمتر رتبی بٹ</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03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4">00/00/0000</text:date>, <text:time style:data-style-name="N2" text:time-value="15:26:42.1448964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4T15:28:42.193124984</dc:date>
    <meta:editing-duration>P109DT17H31M5S</meta:editing-duration>
    <meta:editing-cycles>4753</meta:editing-cycles>
    <meta:generator>LibreOffice/6.4.7.2$Linux_X86_64 LibreOffice_project/40$Build-2</meta:generator>
    <meta:document-statistic meta:table-count="3" meta:cell-count="74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